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0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order-bottom="none" fo:background-color="#ffffa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fo:border-bottom="none" fo:background-color="#ffffa6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arial" fo:font-size="11pt" style:font-size-asian="11pt" style:font-size-complex="11pt"/>
    </style:style>
    <style:style style:name="ce20" style:family="table-cell" style:parent-style-name="Default">
      <style:table-cell-properties fo:border-bottom="none" fo:background-color="#ffffa6" style:text-align-source="fix" style:repeat-content="false" fo:border-left="0.06pt solid #000000" fo:border-right="none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21" style:family="table-cell" style:parent-style-name="Default">
      <style:table-cell-properties fo:border-bottom="0.06pt solid #000000" fo:background-color="#ffffa6" style:text-align-source="fix" style:repeat-content="false" fo:border-left="0.06pt solid #000000" fo:border-right="none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25" style:family="table-cell" style:parent-style-name="Default">
      <style:table-cell-properties fo:border-bottom="none" fo:background-color="#ffffa6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ackground-color="#ffffa6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27" style:family="table-cell" style:parent-style-name="Default">
      <style:table-cell-properties fo:border-bottom="0.06pt solid #000000" fo:background-color="#ffffa6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23" style:family="table-cell" style:parent-style-name="Default">
      <style:table-cell-properties fo:border-bottom="none" fo:background-color="#dee6ef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24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32" style:family="table-cell" style:parent-style-name="Default">
      <style:table-cell-properties fo:border-bottom="none" fo:background-color="#dee7e5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28" style:family="table-cell" style:parent-style-name="Default">
      <style:table-cell-properties fo:border-bottom="none" fo:background-color="#ffffa6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29" style:family="table-cell" style:parent-style-name="Default">
      <style:table-cell-properties fo:border-bottom="none" fo:background-color="#ffffa6" style:text-align-source="fix" style:repeat-content="false" fo:border-left="none" fo:border-right="0.06pt solid #000000" fo:border-top="none"/>
      <style:paragraph-properties fo:text-align="center" fo:margin-left="0cm"/>
      <style:text-properties style:font-name="arial" fo:font-size="11pt" style:font-size-asian="11pt" style:font-size-complex="11pt"/>
    </style:style>
    <style:style style:name="ce30" style:family="table-cell" style:parent-style-name="Default">
      <style:table-cell-properties fo:border-bottom="none" fo:background-color="#ffffa6" style:text-align-source="fix" style:repeat-content="false" fo:border-left="none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0000" fo:background-color="#ffffa6" style:text-align-source="fix" style:repeat-content="false" fo:border-left="none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.999cm" svg:height="8.999cm" svg:x="3.433cm" svg:y="6.729cm">
            <draw:object draw:notify-on-update-of-ranges="Planilha1.B3:Planilha1.B12 Planilha1.C2:Planilha1.C2 Planilha1.C3:Planilha1.C12 Planilha1.B3:Planilha1.B12 Planilha1.D2:Planilha1.D2 Planilha1.D3:Planilha1.D12 Planilha1.B3:Planilha1.B12 Planilha1.E2:Planilha1.E2 Planilha1.E3:Planilha1.E12 Planilha1.B3:Planilha1.B12 Planilha1.F2:Planilha1.F2 Planilha1.F3:Planilha1.F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6"/>
        <table:table-column table:style-name="co2" table:number-columns-repeated="2" table:default-cell-style-name="ce5"/>
        <table:table-column table:style-name="co2" table:default-cell-style-name="Default"/>
        <table:table-column table:style-name="co2" table:number-columns-repeated="2" table:default-cell-style-name="ce6"/>
        <table:table-column table:style-name="co1" table:number-columns-repeated="1018" table:default-cell-style-name="ce6"/>
        <table:table-row table:style-name="ro1">
          <table:table-cell/>
          <table:table-cell table:style-name="ce1" office:value-type="string" calcext:value-type="string">
            <text:p>Ordem 2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Número de elementos</text:p>
          </table:table-cell>
          <table:table-cell table:style-name="ce10" office:value-type="string" calcext:value-type="string">
            <text:p>Ordem 2</text:p>
          </table:table-cell>
          <table:table-cell table:style-name="ce23" office:value-type="string" calcext:value-type="string">
            <text:p>Ordem 4</text:p>
          </table:table-cell>
          <table:table-cell table:style-name="ce24" office:value-type="string" calcext:value-type="string">
            <text:p>Ordem 6</text:p>
          </table:table-cell>
          <table:table-cell table:style-name="ce32" office:value-type="string" calcext:value-type="string">
            <text:p>SBB Ordenado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float" office:value="10000" calcext:value-type="float">
            <text:p>10000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9" calcext:value-type="float">
            <text:p>39</text:p>
          </table:table-cell>
          <table:table-cell table:style-name="ce28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20000" calcext:value-type="float">
            <text:p>2000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3" calcext:value-type="float">
            <text:p>43</text:p>
          </table:table-cell>
          <table:table-cell table:style-name="ce29"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30000" calcext:value-type="float">
            <text:p>30000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53" calcext:value-type="float">
            <text:p>53</text:p>
          </table:table-cell>
          <table:table-cell table:style-name="ce30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40000" calcext:value-type="float">
            <text:p>4000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52" calcext:value-type="float">
            <text:p>52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50000" calcext:value-type="float">
            <text:p>5000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6" calcext:value-type="float">
            <text:p>56</text:p>
          </table:table-cell>
          <table:table-cell table:style-name="ce30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60000" calcext:value-type="float">
            <text:p>60000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60" calcext:value-type="float">
            <text:p>60</text:p>
          </table:table-cell>
          <table:table-cell table:style-name="ce30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70000" calcext:value-type="float">
            <text:p>7000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6" calcext:value-type="float">
            <text:p>46</text:p>
          </table:table-cell>
          <table:table-cell table:style-name="ce30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80000" calcext:value-type="float">
            <text:p>8000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56" calcext:value-type="float">
            <text:p>56</text:p>
          </table:table-cell>
          <table:table-cell table:style-name="ce30"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/>
          <table:table-cell table:style-name="ce20" office:value-type="float" office:value="90000" calcext:value-type="float">
            <text:p>90000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54" calcext:value-type="float">
            <text:p>54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/>
          <table:table-cell table:style-name="ce21" office:value-type="float" office:value="100000" calcext:value-type="float">
            <text:p>100000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64" calcext:value-type="float">
            <text:p>64</text:p>
          </table:table-cell>
          <table:table-cell table:style-name="ce31" office:value-type="float" office:value="44" calcext:value-type="float">
            <text:p>44</text:p>
          </table:table-cell>
          <table:table-cell table:number-columns-repeated="1018"/>
        </table:table-row>
        <table:table-row table:style-name="ro3" table:number-rows-repeated="37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 style:data-style-name="N2" text:time-value="17:27:51.63856136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2T19:50:02.797947613</meta:creation-date>
    <dc:date>2022-05-11T17:28:16.055210977</dc:date>
    <meta:editing-duration>PT1H15M12S</meta:editing-duration>
    <meta:editing-cycles>11</meta:editing-cycles>
    <meta:generator>LibreOffice/6.4.7.2$Linux_X86_64 LibreOffice_project/40$Build-2</meta:generator>
    <meta:document-statistic meta:table-count="1" meta:cell-count="5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06cm" svg:y="0.316cm" chart:style-name="ch2">
          <text:p>Gráfico comparativo</text:p>
        </chart:title>
        <chart:subtitle svg:x="5.297cm" svg:y="1.275cm" chart:style-name="ch3">
          <text:p>N x Comparações executadas</text:p>
        </chart:subtitle>
        <chart:legend chart:legend-position="end" svg:x="12.354cm" svg:y="3.454cm" style:legend-expansion="high" chart:style-name="ch4"/>
        <chart:plot-area chart:style-name="ch5" table:cell-range-address="Planilha1.B3:Planilha1.F12 Planilha1.C2:Planilha1.F2" chart:data-source-has-labels="row" svg:x="1.331cm" svg:y="2.138cm" svg:width="10.703cm" svg:height="5.701cm">
          <chartooo:coordinate-region svg:x="1.952cm" svg:y="2.337cm" svg:width="9.526cm" svg:height="4.855cm"/>
          <chart:axis chart:dimension="x" chart:name="primary-x" chart:style-name="ch6">
            <chart:title svg:x="5.024cm" svg:y="8.019cm" chart:style-name="ch7">
              <text:p>Número de elementos</text:p>
            </chart:title>
          </chart:axis>
          <chart:axis chart:dimension="y" chart:name="primary-y" chart:style-name="ch6">
            <chart:title svg:x="0.451cm" svg:y="6.937cm" chart:style-name="ch8">
              <text:p>Comparações executadas</text:p>
            </chart:title>
            <chart:grid chart:style-name="ch9" chart:class="major"/>
          </chart:axis>
          <chart:series chart:style-name="ch10" chart:values-cell-range-address="Planilha1.C3:Planilha1.C12" chart:label-cell-address="Planilha1.C2:Planilha1.C2" chart:class="chart:scatter">
            <chart:domain table:cell-range-address="Planilha1.B3:Planilha1.B12"/>
            <chart:data-point chart:repeated="10"/>
          </chart:series>
          <chart:series chart:style-name="ch11" chart:values-cell-range-address="Planilha1.D3:Planilha1.D12" chart:label-cell-address="Planilha1.D2:Planilha1.D2" chart:class="chart:scatter">
            <chart:data-point chart:repeated="10"/>
          </chart:series>
          <chart:series chart:style-name="ch12" chart:values-cell-range-address="Planilha1.E3:Planilha1.E12" chart:label-cell-address="Planilha1.E2:Planilha1.E2" chart:class="chart:scatter">
            <chart:data-point chart:repeated="10"/>
          </chart:series>
          <chart:series chart:style-name="ch13" chart:values-cell-range-address="Planilha1.F3:Planilha1.F12" chart:label-cell-address="Planilha1.F2:Planilha1.F2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Ordem 2</text:p>
                <draw:g>
                  <svg:desc>Planilha1.C2:Planilha1.C2</svg:desc>
                </draw:g>
              </table:table-cell>
              <table:table-cell office:value-type="string">
                <text:p>Ordem 4</text:p>
                <draw:g>
                  <svg:desc>Planilha1.D2:Planilha1.D2</svg:desc>
                </draw:g>
              </table:table-cell>
              <table:table-cell office:value-type="string">
                <text:p>Ordem 6</text:p>
                <draw:g>
                  <svg:desc>Planilha1.E2:Planilha1.E2</svg:desc>
                </draw:g>
              </table:table-cell>
              <table:table-cell office:value-type="string">
                <text:p>SBB Ordenado</text:p>
                <draw:g>
                  <svg:desc>Planilha1.F2:Planilha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Planilha1.B3:Planilha1.B12</svg:desc>
                </draw:g>
              </table:table-cell>
              <table:table-cell office:value-type="float" office:value="32">
                <text:p>32</text:p>
                <draw:g>
                  <svg:desc>Planilha1.C3:Planilha1.C12</svg:desc>
                </draw:g>
              </table:table-cell>
              <table:table-cell office:value-type="float" office:value="30">
                <text:p>30</text:p>
                <draw:g>
                  <svg:desc>Planilha1.D3:Planilha1.D12</svg:desc>
                </draw:g>
              </table:table-cell>
              <table:table-cell office:value-type="float" office:value="39">
                <text:p>39</text:p>
                <draw:g>
                  <svg:desc>Planilha1.E3:Planilha1.E12</svg:desc>
                </draw:g>
              </table:table-cell>
              <table:table-cell office:value-type="float" office:value="36">
                <text:p>36</text:p>
                <draw:g>
                  <svg:desc>Planilha1.F3:Planilha1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43">
                <text:p>4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53">
                <text:p>5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52">
                <text:p>5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">
                <text:p>60000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">
                <text:p>70000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">
                <text:p>80000</text:p>
              </table:table-cell>
              <table:table-cell office:value-type="float" office:value="36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56">
                <text:p>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">
                <text:p>90000</text:p>
              </table:table-cell>
              <table:table-cell office:value-type="float" office:value="38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64">
                <text:p>64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